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68253" style:font-name="Arial" fo:font-size="18pt" officeooo:rsid="001cd898" officeooo:paragraph-rsid="001cd898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168253" style:font-name="Arial" fo:font-size="18pt" style:text-underline-style="solid" style:text-underline-width="auto" style:text-underline-color="font-color" officeooo:rsid="001cd898" officeooo:paragraph-rsid="001cd898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1cd898" officeooo:paragraph-rsid="001cd898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23a40b" officeooo:paragraph-rsid="0023a40b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25fbb5" officeooo:paragraph-rsid="0025fbb5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color="#ff0000" style:font-name="Arial" fo:font-size="18pt" officeooo:rsid="001cd898" officeooo:paragraph-rsid="001cd898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ff0000" style:font-name="Arial" fo:font-size="18pt" style:text-underline-style="none" officeooo:rsid="0022237e" officeooo:paragraph-rsid="0022237e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color="#ff0000" style:font-name="Arial" fo:font-size="18pt" style:text-underline-style="none" officeooo:rsid="0023a40b" officeooo:paragraph-rsid="0023a40b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color="#ff0000" style:font-name="Arial" fo:font-size="18pt" style:text-underline-style="none" officeooo:rsid="0025fbb5" officeooo:paragraph-rsid="0025fbb5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color="#ff0000" style:font-name="Arial" fo:font-size="18pt" style:text-underline-style="none" officeooo:rsid="00269ea1" officeooo:paragraph-rsid="00269ea1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color="#ff0000" style:font-name="Arial" fo:font-size="18pt" style:text-underline-style="none" officeooo:rsid="0022237e" officeooo:paragraph-rsid="0022237e" style:font-size-asian="18pt" style:font-size-complex="18pt"/>
    </style:style>
    <style:style style:name="P12" style:family="paragraph" style:parent-style-name="Standard" style:list-style-name="L1">
      <style:paragraph-properties fo:text-align="start" style:justify-single-word="false"/>
      <style:text-properties fo:color="#ff0000" style:font-name="Arial" fo:font-size="18pt" style:text-underline-style="none" officeooo:rsid="0022237e" officeooo:paragraph-rsid="002a16da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color="#ff0000" style:font-name="Arial" fo:font-size="18pt" style:text-underline-style="none" officeooo:rsid="002a16da" officeooo:paragraph-rsid="002a16da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269ea1" officeooo:paragraph-rsid="00269ea1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22237e" officeooo:paragraph-rsid="0022237e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28af23" officeooo:paragraph-rsid="0028af23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2a16da" officeooo:paragraph-rsid="002a16da" style:font-size-asian="18pt" style:font-size-complex="18pt"/>
    </style:style>
    <style:style style:name="P18" style:family="paragraph" style:parent-style-name="Standard" style:list-style-name="L1">
      <style:text-properties fo:color="#3465a4" style:font-name="Arial" fo:font-size="18pt" officeooo:paragraph-rsid="002a16da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color="#3465a4" officeooo:paragraph-rsid="002a80dd"/>
    </style:style>
    <style:style style:name="P20" style:family="paragraph" style:parent-style-name="Standard">
      <style:paragraph-properties fo:text-align="start" style:justify-single-word="false"/>
      <style:text-properties fo:color="#3465a4" officeooo:rsid="002a80dd" officeooo:paragraph-rsid="002a80d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3465a4" style:text-underline-style="none"/>
    </style:style>
    <style:style style:name="T4" style:family="text">
      <style:text-properties officeooo:rsid="0022a53a"/>
    </style:style>
    <style:style style:name="T5" style:family="text">
      <style:text-properties style:text-position="0% 100%"/>
    </style:style>
    <style:style style:name="T6" style:family="text">
      <style:text-properties style:font-name="Arial" fo:font-size="18pt" style:text-underline-style="none" style:font-size-asian="18pt" style:font-size-complex="18pt"/>
    </style:style>
    <style:style style:name="T7" style:family="text">
      <style:text-properties style:font-name="Arial" fo:font-size="18pt" style:text-underline-style="none" officeooo:rsid="002a80dd" style:font-size-asian="18pt" style:font-size-complex="18pt"/>
    </style:style>
    <style:style style:name="T8" style:family="text"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apitre 1</text:span> : <text:span text:style-name="T1">Les aires urbaines dans une France</text:span> <text:span text:style-name="T1">mondialisée</text:span></text:p>
      <text:p text:style-name="P2"/>
      <text:p text:style-name="P3">Comment l’étalement des aires urbaines modifie-t-il le territoire et la vie des français ?</text:p>
      <text:p text:style-name="P3"/>
      <text:p text:style-name="P6"><text:span text:style-name="T2">I/ </text:span><text:span text:style-name="T1">L’aire urbaine de Toulon</text:span><text:span text:style-name="T2"> :</text:span></text:p>
      <text:p text:style-name="P6"><text:span text:style-name="T2"><text:tab/></text:span><text:span text:style-name="T3">1/ voir fiche ci-contre :</text:span></text:p>
      <text:p text:style-name="P3"/>
      <text:p text:style-name="P3"/>
      <text:p text:style-name="P7">2/ <text:span text:style-name="T1">Définition</text:span> : <text:span text:style-name="T1">Aire urbaine</text:span> : ensemble de communes, d’un seul tenant constitué par un pôle urbain (comme Toulon) et par des communes dont au moins 40 % de la pop. travaille dans la ville-<text:span text:style-name="T4">centre ou dans des communes environnantes. </text:span></text:p>
      <text:p text:style-name="P7"/>
      <text:list xml:id="list2555008070" text:style-name="L1">
        <text:list-item>
          <text:p text:style-name="P18">Avec la métropolisation des activités, l'urbanisation s'accélère en France. 85% des Français, soit plus de 55 millions d'habitants, vivent dans une aire urbaine. Ces aires urbaines couvrent 42% du territoire national. Elles sont attractives.</text:p>
        </text:list-item>
        <text:list-item>
          <text:p text:style-name="P18">Les mobilités</text:p>
          <text:p text:style-name="P18"/>
          <text:p text:style-name="P12">La ville-centre concentre les emplois et les pouvoirs; les espaces prériphériques rassemblement une grande partie de la pop.Ces espaces sont donc reliés par des migrations pendulaires.</text:p>
        </text:list-item>
      </text:list>
      <text:p text:style-name="P10">III/ <text:span text:style-name="T1">Comment la population occupe-t-elle ce territoire urbanisé</text:span> ?</text:p>
      <text:p text:style-name="P10"/>
      <text:p text:style-name="P14">1/ <text:span text:style-name="T1">La répartition de la population</text:span> :</text:p>
      <text:p text:style-name="P14"/>
      <text:p text:style-name="P14">La France compte aujourd’hui environ 67 millions d’habitants (2ème pays le plus peuplé d’Europe) avec une densité d’environ 115 hab./km²<text:span text:style-name="T5">.</text:span></text:p>
      <text:p text:style-name="P15"/>
      <text:p text:style-name="P15"><text:soft-page-break/></text:p>
      <text:p text:style-name="P14">La population française est répartie de manière inégale sur le territoire français (60 % de la population occupe 8 % du territoire).</text:p>
      <text:p text:style-name="P14"/>
      <text:p text:style-name="P16"><text:span text:style-name="T1">Certains espaces concentrent la pop.</text:span> : autour des grandes métropoles, le long et à proximité des littoraux.</text:p>
      <text:p text:style-name="P16"/>
      <text:p text:style-name="P16">A l’inverse, <text:span text:style-name="T1">des espaces de faibles densités</text:span> s’étendent des Pyrénées jusqu’aux Ardennes. Ils correspondent surtout à des régions rurales et agricoles : c’est la diagonale du vide.</text:p>
      <text:p text:style-name="P7"/>
      <text:p text:style-name="P17">2/ <text:span text:style-name="T1">Une population en mvt (mouvement) : les dynamiques spatiales</text:span> :</text:p>
      <text:p text:style-name="P17"/>
      <text:p text:style-name="P13">INFO : le solde migratoire est la différence entre les personnes entrant dans une région et celles qui en sortent.</text:p>
      <text:p text:style-name="P13">Il est utilisé pour montrer l’attractivité d’une région.</text:p>
      <text:p text:style-name="P7"/>
      <text:p text:style-name="P7"/>
      <text:p text:style-name="P19"><text:span text:style-name="T7">La répartition de la pop. Évolue car il y a des migrations intérieures : la pop. fçaises est mobile : elle se déplace en fonction de certains besoins (travail …).</text:span></text:p>
      <text:p text:style-name="P19"><text:span text:style-name="T7"/></text:p>
      <text:p text:style-name="P20"><text:span text:style-name="T6">On quitte le Nord-Est, </text:span><text:span text:style-name="T8">anciennes régions industrielles</text:span><text:span text:style-name="T6">, et le centre de la France.</text:span></text:p>
      <text:p text:style-name="P20"><text:span text:style-name="T6"/></text:p>
      <text:p text:style-name="P20"><text:span text:style-name="T6">Les français s’installent dans </text:span><text:span text:style-name="T8">les métropoles</text:span><text:span text:style-name="T6"> et les </text:span><text:span text:style-name="T8">régions du Sud et de l’Ouest</text:span><text:span text:style-name="T6"> attractives car offrant des </text:span><text:span text:style-name="T8">emplois</text:span><text:span text:style-name="T6"> et un cadre de vie <text:tab/>agréable.</text:span></text:p>
      <text:p text:style-name="P20"><text:span text:style-name="T6">On parle </text:span><text:span text:style-name="T8">d’héliotropisme</text:span><text:span text:style-name="T6"> (ensoleillement) et de </text:span><text:span text:style-name="T8">métropolisation </text:span><text:span text:style-name="T6">(concentration hommes et activités dans gdes villes).</text:span>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II/ <text:span text:style-name="T1">La France est fortement marquée par l’urbanisation</text:span> :</text:p>
      <text:p text:style-name="P8"/>
      <text:p text:style-name="P4">1/ <text:span text:style-name="T1">Avec la métropolisation des activités</text:span>, l’urbanisation s’accélère en France. 85 % des Français, soit plus de 55 millions d’habitants, vivent dans une aire urbaine.</text:p>
      <text:p text:style-name="P4">Ces aires couvrent 42 % du territoire national. Elles sont <text:span text:style-name="T1">attractives</text:span>.</text:p>
      <text:p text:style-name="P4"/>
      <text:p text:style-name="P9">2/ <text:span text:style-name="T1">Les mobilités</text:span> :</text:p>
      <text:p text:style-name="P5"/>
      <text:p text:style-name="P5">La ville-centre concentre les emplois et les pouvoirs ; les espaces périphériques rassemblent une grande partie de la population.</text:p>
      <text:p text:style-name="P5">Ces espaces sont donc reliés par des <text:span text:style-name="T1">migrations</text:span> <text:span text:style-name="T1">pendulaires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5T11:09:52.408000000</meta:creation-date>
    <meta:editing-duration>PT46M19S</meta:editing-duration>
    <meta:editing-cycles>10</meta:editing-cycles>
    <meta:generator>LibreOffice/6.4.4.2$Windows_X86_64 LibreOffice_project/3d775be2011f3886db32dfd395a6a6d1ca2630ff</meta:generator>
    <dc:date>2020-10-12T11:00:20.343000000</dc:date>
    <meta:document-statistic meta:table-count="0" meta:image-count="0" meta:object-count="0" meta:page-count="3" meta:paragraph-count="27" meta:word-count="441" meta:character-count="2775" meta:non-whitespace-character-count="2362"/>
  </office:meta>
</office:document-meta>
</file>